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4cm" svg:height="2.1cm" svg:x="5.1cm" svg:y="1.3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8.8cm" svg:y1="3.4cm" svg:x2="8.8cm" svg:y2="6.5cm">
          <text:p/>
        </draw:line>
        <draw:custom-shape draw:style-name="gr1" draw:text-style-name="P1" draw:layer="layout" svg:width="8.5cm" svg:height="1.9cm" svg:x="4.7cm" svg:y="6.5cm">
          <text:p text:style-name="P1">GET messag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cm" svg:y1="8.4cm" svg:x2="9cm" svg:y2="10.7cm">
          <text:p/>
        </draw:line>
        <draw:custom-shape draw:style-name="gr1" draw:text-style-name="P1" draw:layer="layout" svg:width="8.5cm" svg:height="1.9cm" svg:x="4.7cm" svg:y="10.6cm">
          <text:p text:style-name="P1">GET repe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cm" svg:y1="12.5cm" svg:x2="9cm" svg:y2="14.8cm">
          <text:p/>
        </draw:line>
        <draw:custom-shape draw:style-name="gr1" draw:text-style-name="P1" xml:id="id2" draw:id="id2" draw:layer="layout" svg:width="7.5cm" svg:height="3.4cm" svg:x="5.5cm" svg:y="14.8cm">
          <text:p text:style-name="P1">Loop in range repea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9.3cm" svg:y1="18.2cm" svg:x2="9.3cm" svg:y2="20.7cm">
          <text:p/>
        </draw:line>
        <draw:custom-shape draw:style-name="gr1" draw:text-style-name="P1" xml:id="id1" draw:id="id1" draw:layer="layout" svg:width="8.2cm" svg:height="2.2cm" svg:x="5.2cm" svg:y="20.7cm">
          <text:p text:style-name="P1">PUT messag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svg:x1="6.02cm" svg:y1="21.8cm" svg:x2="5.5cm" svg:y2="16.5cm" draw:start-shape="id1" draw:start-glue-point="6" draw:end-shape="id2" draw:end-glue-point="6" svg:d="M6020 21800h-1321v-5300h801" svg:viewBox="0 0 1322 5301">
          <text:p/>
        </draw:connector>
        <draw:line draw:style-name="gr4" draw:text-style-name="P1" draw:layer="layout" svg:x1="9.3cm" svg:y1="19.4cm" svg:x2="15.3cm" svg:y2="19.4cm">
          <text:p/>
        </draw:line>
        <draw:line draw:style-name="gr2" draw:text-style-name="P1" draw:layer="layout" svg:x1="15.3cm" svg:y1="19.3cm" svg:x2="15.3cm" svg:y2="24.8cm">
          <text:p/>
        </draw:line>
        <draw:custom-shape draw:style-name="gr5" draw:text-style-name="P1" draw:layer="layout" svg:width="6cm" svg:height="2.2cm" svg:x="12.8cm" svg:y="24.6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0T12:08:15.187000000</meta:creation-date>
    <dc:date>2014-10-20T12:14:17.490000000</dc:date>
    <meta:editing-duration>P0D</meta:editing-duration>
    <meta:editing-cycles>1</meta:editing-cycles>
    <meta:document-statistic meta:object-count="13"/>
    <meta:generator>LibreOffice/4.2.5.2$Windows_x86 LibreOffice_project/61cb170a04bb1f12e77c884eab9192be736ec5f5</meta:generator>
  </office:meta>
</office:document-meta>
</file>